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ErrorHandler.getMessage( TransformerException 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xErrorHandler.TraxErrorHandl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ErrorHandler.warning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xErrorHandler.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xErrorHandler.fatal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